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0822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71.633333333333" calcext:value-type="float">
            <text:p>272</text:p>
          </table:table-cell>
          <table:table-cell table:style-name="ce1"/>
          <table:table-cell/>
          <table:table-cell table:style-name="ce2" table:formula="of:=AVERAGE([.M4:.M33])" office:value-type="float" office:value="315.258391769733" calcext:value-type="float">
            <text:p>315,26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5.8836699062573" calcext:value-type="float">
            <text:p>26</text:p>
          </table:table-cell>
          <table:table-cell table:style-name="ce1"/>
          <table:table-cell/>
          <table:table-cell table:style-name="ce2" table:formula="of:=STDEV([.M4:.M33])" office:value-type="float" office:value="51.2722240313596" calcext:value-type="float">
            <text:p>51,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75" calcext:value-type="float">
            <text:p>28375</text:p>
          </table:table-cell>
          <table:table-cell office:value-type="float" office:value="287" calcext:value-type="float">
            <text:p>287</text:p>
          </table:table-cell>
          <table:table-cell office:value-type="float" office:value="1563" calcext:value-type="float">
            <text:p>1563</text:p>
          </table:table-cell>
          <table:table-cell office:value-type="float" office:value="287" calcext:value-type="float">
            <text:p>287</text:p>
          </table:table-cell>
          <table:table-cell table:formula="of:=([.J4]/([.B4]-[.I4]))" office:value-type="percentage" office:value="0.00154769544373561" calcext:value-type="percentage">
            <text:p>0,15%</text:p>
          </table:table-cell>
          <table:table-cell office:value-type="float" office:value="185150" calcext:value-type="float">
            <text:p>185150</text:p>
          </table:table-cell>
          <table:table-cell office:value-type="float" office:value="349.863909006" calcext:value-type="float">
            <text:p>349,863909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79" calcext:value-type="float">
            <text:p>28379</text:p>
          </table:table-cell>
          <table:table-cell office:value-type="float" office:value="283" calcext:value-type="float">
            <text:p>283</text:p>
          </table:table-cell>
          <table:table-cell office:value-type="float" office:value="1563" calcext:value-type="float">
            <text:p>1563</text:p>
          </table:table-cell>
          <table:table-cell office:value-type="float" office:value="283" calcext:value-type="float">
            <text:p>283</text:p>
          </table:table-cell>
          <table:table-cell table:formula="of:=([.J5]/([.B5]-[.I5]))" office:value-type="percentage" office:value="0.00152612477553023" calcext:value-type="percentage">
            <text:p>0,15%</text:p>
          </table:table-cell>
          <table:table-cell office:value-type="float" office:value="185154" calcext:value-type="float">
            <text:p>185154</text:p>
          </table:table-cell>
          <table:table-cell office:value-type="float" office:value="333.090308905" calcext:value-type="float">
            <text:p>333,090308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00" calcext:value-type="float">
            <text:p>28400</text:p>
          </table:table-cell>
          <table:table-cell office:value-type="float" office:value="262" calcext:value-type="float">
            <text:p>262</text:p>
          </table:table-cell>
          <table:table-cell office:value-type="float" office:value="1563" calcext:value-type="float">
            <text:p>1563</text:p>
          </table:table-cell>
          <table:table-cell office:value-type="float" office:value="262" calcext:value-type="float">
            <text:p>262</text:p>
          </table:table-cell>
          <table:table-cell table:formula="of:=([.J6]/([.B6]-[.I6]))" office:value-type="percentage" office:value="0.00141287876745202" calcext:value-type="percentage">
            <text:p>0,14%</text:p>
          </table:table-cell>
          <table:table-cell office:value-type="float" office:value="185175" calcext:value-type="float">
            <text:p>185175</text:p>
          </table:table-cell>
          <table:table-cell office:value-type="float" office:value="441.621825933" calcext:value-type="float">
            <text:p>441,621825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22" calcext:value-type="float">
            <text:p>28422</text:p>
          </table:table-cell>
          <table:table-cell office:value-type="float" office:value="240" calcext:value-type="float">
            <text:p>240</text:p>
          </table:table-cell>
          <table:table-cell office:value-type="float" office:value="1563" calcext:value-type="float">
            <text:p>1563</text:p>
          </table:table-cell>
          <table:table-cell office:value-type="float" office:value="240" calcext:value-type="float">
            <text:p>240</text:p>
          </table:table-cell>
          <table:table-cell table:formula="of:=([.J7]/([.B7]-[.I7]))" office:value-type="percentage" office:value="0.00129424009232246" calcext:value-type="percentage">
            <text:p>0,13%</text:p>
          </table:table-cell>
          <table:table-cell office:value-type="float" office:value="185197" calcext:value-type="float">
            <text:p>185197</text:p>
          </table:table-cell>
          <table:table-cell office:value-type="float" office:value="286.502254963" calcext:value-type="float">
            <text:p>286,502254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98" calcext:value-type="float">
            <text:p>28398</text:p>
          </table:table-cell>
          <table:table-cell office:value-type="float" office:value="264" calcext:value-type="float">
            <text:p>264</text:p>
          </table:table-cell>
          <table:table-cell office:value-type="float" office:value="1563" calcext:value-type="float">
            <text:p>1563</text:p>
          </table:table-cell>
          <table:table-cell office:value-type="float" office:value="264" calcext:value-type="float">
            <text:p>264</text:p>
          </table:table-cell>
          <table:table-cell table:formula="of:=([.J8]/([.B8]-[.I8]))" office:value-type="percentage" office:value="0.00142366410155471" calcext:value-type="percentage">
            <text:p>0,14%</text:p>
          </table:table-cell>
          <table:table-cell office:value-type="float" office:value="185173" calcext:value-type="float">
            <text:p>185173</text:p>
          </table:table-cell>
          <table:table-cell office:value-type="float" office:value="341.866433859" calcext:value-type="float">
            <text:p>341,866433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55" calcext:value-type="float">
            <text:p>28355</text:p>
          </table:table-cell>
          <table:table-cell office:value-type="float" office:value="307" calcext:value-type="float">
            <text:p>307</text:p>
          </table:table-cell>
          <table:table-cell office:value-type="float" office:value="1563" calcext:value-type="float">
            <text:p>1563</text:p>
          </table:table-cell>
          <table:table-cell office:value-type="float" office:value="307" calcext:value-type="float">
            <text:p>307</text:p>
          </table:table-cell>
          <table:table-cell table:formula="of:=([.J9]/([.B9]-[.I9]))" office:value-type="percentage" office:value="0.00165554878476248" calcext:value-type="percentage">
            <text:p>0,17%</text:p>
          </table:table-cell>
          <table:table-cell office:value-type="float" office:value="185130" calcext:value-type="float">
            <text:p>185130</text:p>
          </table:table-cell>
          <table:table-cell office:value-type="float" office:value="308.411561012" calcext:value-type="float">
            <text:p>308,411561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81" calcext:value-type="float">
            <text:p>28381</text:p>
          </table:table-cell>
          <table:table-cell office:value-type="float" office:value="281" calcext:value-type="float">
            <text:p>281</text:p>
          </table:table-cell>
          <table:table-cell office:value-type="float" office:value="1563" calcext:value-type="float">
            <text:p>1563</text:p>
          </table:table-cell>
          <table:table-cell office:value-type="float" office:value="281" calcext:value-type="float">
            <text:p>281</text:p>
          </table:table-cell>
          <table:table-cell table:formula="of:=([.J10]/([.B10]-[.I10]))" office:value-type="percentage" office:value="0.00151533944142755" calcext:value-type="percentage">
            <text:p>0,15%</text:p>
          </table:table-cell>
          <table:table-cell office:value-type="float" office:value="185156" calcext:value-type="float">
            <text:p>185156</text:p>
          </table:table-cell>
          <table:table-cell office:value-type="float" office:value="389.287535906" calcext:value-type="float">
            <text:p>389,287535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14" calcext:value-type="float">
            <text:p>28414</text:p>
          </table:table-cell>
          <table:table-cell office:value-type="float" office:value="248" calcext:value-type="float">
            <text:p>248</text:p>
          </table:table-cell>
          <table:table-cell office:value-type="float" office:value="1563" calcext:value-type="float">
            <text:p>1563</text:p>
          </table:table-cell>
          <table:table-cell office:value-type="float" office:value="248" calcext:value-type="float">
            <text:p>248</text:p>
          </table:table-cell>
          <table:table-cell table:formula="of:=([.J11]/([.B11]-[.I11]))" office:value-type="percentage" office:value="0.00133738142873321" calcext:value-type="percentage">
            <text:p>0,13%</text:p>
          </table:table-cell>
          <table:table-cell office:value-type="float" office:value="185189" calcext:value-type="float">
            <text:p>185189</text:p>
          </table:table-cell>
          <table:table-cell office:value-type="float" office:value="290.346155882" calcext:value-type="float">
            <text:p>290,346155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87" calcext:value-type="float">
            <text:p>28387</text:p>
          </table:table-cell>
          <table:table-cell office:value-type="float" office:value="275" calcext:value-type="float">
            <text:p>275</text:p>
          </table:table-cell>
          <table:table-cell office:value-type="float" office:value="1563" calcext:value-type="float">
            <text:p>1563</text:p>
          </table:table-cell>
          <table:table-cell office:value-type="float" office:value="275" calcext:value-type="float">
            <text:p>275</text:p>
          </table:table-cell>
          <table:table-cell table:formula="of:=([.J12]/([.B12]-[.I12]))" office:value-type="percentage" office:value="0.00148298343911949" calcext:value-type="percentage">
            <text:p>0,15%</text:p>
          </table:table-cell>
          <table:table-cell office:value-type="float" office:value="185162" calcext:value-type="float">
            <text:p>185162</text:p>
          </table:table-cell>
          <table:table-cell office:value-type="float" office:value="283.428842068" calcext:value-type="float">
            <text:p>283,428842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16" calcext:value-type="float">
            <text:p>28416</text:p>
          </table:table-cell>
          <table:table-cell office:value-type="float" office:value="246" calcext:value-type="float">
            <text:p>246</text:p>
          </table:table-cell>
          <table:table-cell office:value-type="float" office:value="1563" calcext:value-type="float">
            <text:p>1563</text:p>
          </table:table-cell>
          <table:table-cell office:value-type="float" office:value="246" calcext:value-type="float">
            <text:p>246</text:p>
          </table:table-cell>
          <table:table-cell table:formula="of:=([.J13]/([.B13]-[.I13]))" office:value-type="percentage" office:value="0.00132659609463052" calcext:value-type="percentage">
            <text:p>0,13%</text:p>
          </table:table-cell>
          <table:table-cell office:value-type="float" office:value="185191" calcext:value-type="float">
            <text:p>185191</text:p>
          </table:table-cell>
          <table:table-cell office:value-type="float" office:value="395.141022921" calcext:value-type="float">
            <text:p>395,141022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50" calcext:value-type="float">
            <text:p>28350</text:p>
          </table:table-cell>
          <table:table-cell office:value-type="float" office:value="312" calcext:value-type="float">
            <text:p>312</text:p>
          </table:table-cell>
          <table:table-cell office:value-type="float" office:value="1563" calcext:value-type="float">
            <text:p>1563</text:p>
          </table:table-cell>
          <table:table-cell office:value-type="float" office:value="312" calcext:value-type="float">
            <text:p>312</text:p>
          </table:table-cell>
          <table:table-cell table:formula="of:=([.J14]/([.B14]-[.I14]))" office:value-type="percentage" office:value="0.0016825121200192" calcext:value-type="percentage">
            <text:p>0,17%</text:p>
          </table:table-cell>
          <table:table-cell office:value-type="float" office:value="185125" calcext:value-type="float">
            <text:p>185125</text:p>
          </table:table-cell>
          <table:table-cell office:value-type="float" office:value="311.11807394" calcext:value-type="float">
            <text:p>311,118073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88" calcext:value-type="float">
            <text:p>28388</text:p>
          </table:table-cell>
          <table:table-cell office:value-type="float" office:value="274" calcext:value-type="float">
            <text:p>274</text:p>
          </table:table-cell>
          <table:table-cell office:value-type="float" office:value="1563" calcext:value-type="float">
            <text:p>1563</text:p>
          </table:table-cell>
          <table:table-cell office:value-type="float" office:value="274" calcext:value-type="float">
            <text:p>274</text:p>
          </table:table-cell>
          <table:table-cell table:formula="of:=([.J15]/([.B15]-[.I15]))" office:value-type="percentage" office:value="0.00147759077206814" calcext:value-type="percentage">
            <text:p>0,15%</text:p>
          </table:table-cell>
          <table:table-cell office:value-type="float" office:value="185163" calcext:value-type="float">
            <text:p>185163</text:p>
          </table:table-cell>
          <table:table-cell office:value-type="float" office:value="248.306245089" calcext:value-type="float">
            <text:p>248,3062450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63" calcext:value-type="float">
            <text:p>28363</text:p>
          </table:table-cell>
          <table:table-cell office:value-type="float" office:value="299" calcext:value-type="float">
            <text:p>299</text:p>
          </table:table-cell>
          <table:table-cell office:value-type="float" office:value="1563" calcext:value-type="float">
            <text:p>1563</text:p>
          </table:table-cell>
          <table:table-cell office:value-type="float" office:value="299" calcext:value-type="float">
            <text:p>299</text:p>
          </table:table-cell>
          <table:table-cell table:formula="of:=([.J16]/([.B16]-[.I16]))" office:value-type="percentage" office:value="0.00161240744835173" calcext:value-type="percentage">
            <text:p>0,16%</text:p>
          </table:table-cell>
          <table:table-cell office:value-type="float" office:value="185138" calcext:value-type="float">
            <text:p>185138</text:p>
          </table:table-cell>
          <table:table-cell office:value-type="float" office:value="312.77739501" calcext:value-type="float">
            <text:p>312,77739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48" calcext:value-type="float">
            <text:p>28348</text:p>
          </table:table-cell>
          <table:table-cell office:value-type="float" office:value="314" calcext:value-type="float">
            <text:p>314</text:p>
          </table:table-cell>
          <table:table-cell office:value-type="float" office:value="1563" calcext:value-type="float">
            <text:p>1563</text:p>
          </table:table-cell>
          <table:table-cell office:value-type="float" office:value="314" calcext:value-type="float">
            <text:p>314</text:p>
          </table:table-cell>
          <table:table-cell table:formula="of:=([.J17]/([.B17]-[.I17]))" office:value-type="percentage" office:value="0.00169329745412189" calcext:value-type="percentage">
            <text:p>0,17%</text:p>
          </table:table-cell>
          <table:table-cell office:value-type="float" office:value="185123" calcext:value-type="float">
            <text:p>185123</text:p>
          </table:table-cell>
          <table:table-cell office:value-type="float" office:value="283.05595088" calcext:value-type="float">
            <text:p>283,05595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01" calcext:value-type="float">
            <text:p>28401</text:p>
          </table:table-cell>
          <table:table-cell office:value-type="float" office:value="261" calcext:value-type="float">
            <text:p>261</text:p>
          </table:table-cell>
          <table:table-cell office:value-type="float" office:value="1563" calcext:value-type="float">
            <text:p>1563</text:p>
          </table:table-cell>
          <table:table-cell office:value-type="float" office:value="261" calcext:value-type="float">
            <text:p>261</text:p>
          </table:table-cell>
          <table:table-cell table:formula="of:=([.J18]/([.B18]-[.I18]))" office:value-type="percentage" office:value="0.00140748610040068" calcext:value-type="percentage">
            <text:p>0,14%</text:p>
          </table:table-cell>
          <table:table-cell office:value-type="float" office:value="185176" calcext:value-type="float">
            <text:p>185176</text:p>
          </table:table-cell>
          <table:table-cell office:value-type="float" office:value="264.649445057" calcext:value-type="float">
            <text:p>264,649445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32" calcext:value-type="float">
            <text:p>28432</text:p>
          </table:table-cell>
          <table:table-cell office:value-type="float" office:value="230" calcext:value-type="float">
            <text:p>230</text:p>
          </table:table-cell>
          <table:table-cell office:value-type="float" office:value="1563" calcext:value-type="float">
            <text:p>1563</text:p>
          </table:table-cell>
          <table:table-cell office:value-type="float" office:value="230" calcext:value-type="float">
            <text:p>230</text:p>
          </table:table-cell>
          <table:table-cell table:formula="of:=([.J19]/([.B19]-[.I19]))" office:value-type="percentage" office:value="0.00124031342180902" calcext:value-type="percentage">
            <text:p>0,12%</text:p>
          </table:table-cell>
          <table:table-cell office:value-type="float" office:value="185207" calcext:value-type="float">
            <text:p>185207</text:p>
          </table:table-cell>
          <table:table-cell office:value-type="float" office:value="264.534755945" calcext:value-type="float">
            <text:p>264,534755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58" calcext:value-type="float">
            <text:p>28358</text:p>
          </table:table-cell>
          <table:table-cell office:value-type="float" office:value="304" calcext:value-type="float">
            <text:p>304</text:p>
          </table:table-cell>
          <table:table-cell office:value-type="float" office:value="1563" calcext:value-type="float">
            <text:p>1563</text:p>
          </table:table-cell>
          <table:table-cell office:value-type="float" office:value="304" calcext:value-type="float">
            <text:p>304</text:p>
          </table:table-cell>
          <table:table-cell table:formula="of:=([.J20]/([.B20]-[.I20]))" office:value-type="percentage" office:value="0.00163937078360845" calcext:value-type="percentage">
            <text:p>0,16%</text:p>
          </table:table-cell>
          <table:table-cell office:value-type="float" office:value="185133" calcext:value-type="float">
            <text:p>185133</text:p>
          </table:table-cell>
          <table:table-cell office:value-type="float" office:value="317.744412184" calcext:value-type="float">
            <text:p>317,744412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99" calcext:value-type="float">
            <text:p>28399</text:p>
          </table:table-cell>
          <table:table-cell office:value-type="float" office:value="263" calcext:value-type="float">
            <text:p>263</text:p>
          </table:table-cell>
          <table:table-cell office:value-type="float" office:value="1563" calcext:value-type="float">
            <text:p>1563</text:p>
          </table:table-cell>
          <table:table-cell office:value-type="float" office:value="263" calcext:value-type="float">
            <text:p>263</text:p>
          </table:table-cell>
          <table:table-cell table:formula="of:=([.J21]/([.B21]-[.I21]))" office:value-type="percentage" office:value="0.00141827143450336" calcext:value-type="percentage">
            <text:p>0,14%</text:p>
          </table:table-cell>
          <table:table-cell office:value-type="float" office:value="185174" calcext:value-type="float">
            <text:p>185174</text:p>
          </table:table-cell>
          <table:table-cell office:value-type="float" office:value="310.644536018" calcext:value-type="float">
            <text:p>310,644536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29" calcext:value-type="float">
            <text:p>28429</text:p>
          </table:table-cell>
          <table:table-cell office:value-type="float" office:value="233" calcext:value-type="float">
            <text:p>233</text:p>
          </table:table-cell>
          <table:table-cell office:value-type="float" office:value="1563" calcext:value-type="float">
            <text:p>1563</text:p>
          </table:table-cell>
          <table:table-cell office:value-type="float" office:value="233" calcext:value-type="float">
            <text:p>233</text:p>
          </table:table-cell>
          <table:table-cell table:formula="of:=([.J22]/([.B22]-[.I22]))" office:value-type="percentage" office:value="0.00125649142296305" calcext:value-type="percentage">
            <text:p>0,13%</text:p>
          </table:table-cell>
          <table:table-cell office:value-type="float" office:value="185204" calcext:value-type="float">
            <text:p>185204</text:p>
          </table:table-cell>
          <table:table-cell office:value-type="float" office:value="310.968909979" calcext:value-type="float">
            <text:p>310,968909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10" calcext:value-type="float">
            <text:p>28410</text:p>
          </table:table-cell>
          <table:table-cell office:value-type="float" office:value="252" calcext:value-type="float">
            <text:p>252</text:p>
          </table:table-cell>
          <table:table-cell office:value-type="float" office:value="1563" calcext:value-type="float">
            <text:p>1563</text:p>
          </table:table-cell>
          <table:table-cell office:value-type="float" office:value="252" calcext:value-type="float">
            <text:p>252</text:p>
          </table:table-cell>
          <table:table-cell table:formula="of:=([.J23]/([.B23]-[.I23]))" office:value-type="percentage" office:value="0.00135895209693858" calcext:value-type="percentage">
            <text:p>0,14%</text:p>
          </table:table-cell>
          <table:table-cell office:value-type="float" office:value="185185" calcext:value-type="float">
            <text:p>185185</text:p>
          </table:table-cell>
          <table:table-cell office:value-type="float" office:value="279.282666922" calcext:value-type="float">
            <text:p>279,282666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07" calcext:value-type="float">
            <text:p>28407</text:p>
          </table:table-cell>
          <table:table-cell office:value-type="float" office:value="255" calcext:value-type="float">
            <text:p>255</text:p>
          </table:table-cell>
          <table:table-cell office:value-type="float" office:value="1563" calcext:value-type="float">
            <text:p>1563</text:p>
          </table:table-cell>
          <table:table-cell office:value-type="float" office:value="255" calcext:value-type="float">
            <text:p>255</text:p>
          </table:table-cell>
          <table:table-cell table:formula="of:=([.J24]/([.B24]-[.I24]))" office:value-type="percentage" office:value="0.00137513009809261" calcext:value-type="percentage">
            <text:p>0,14%</text:p>
          </table:table-cell>
          <table:table-cell office:value-type="float" office:value="185182" calcext:value-type="float">
            <text:p>185182</text:p>
          </table:table-cell>
          <table:table-cell office:value-type="float" office:value="303.509043932" calcext:value-type="float">
            <text:p>303,5090439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68" calcext:value-type="float">
            <text:p>28368</text:p>
          </table:table-cell>
          <table:table-cell office:value-type="float" office:value="294" calcext:value-type="float">
            <text:p>294</text:p>
          </table:table-cell>
          <table:table-cell office:value-type="float" office:value="1563" calcext:value-type="float">
            <text:p>1563</text:p>
          </table:table-cell>
          <table:table-cell office:value-type="float" office:value="294" calcext:value-type="float">
            <text:p>294</text:p>
          </table:table-cell>
          <table:table-cell table:formula="of:=([.J25]/([.B25]-[.I25]))" office:value-type="percentage" office:value="0.00158544411309501" calcext:value-type="percentage">
            <text:p>0,16%</text:p>
          </table:table-cell>
          <table:table-cell office:value-type="float" office:value="185143" calcext:value-type="float">
            <text:p>185143</text:p>
          </table:table-cell>
          <table:table-cell office:value-type="float" office:value="391.582973003" calcext:value-type="float">
            <text:p>391,582973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03" calcext:value-type="float">
            <text:p>28403</text:p>
          </table:table-cell>
          <table:table-cell office:value-type="float" office:value="259" calcext:value-type="float">
            <text:p>259</text:p>
          </table:table-cell>
          <table:table-cell office:value-type="float" office:value="1563" calcext:value-type="float">
            <text:p>1563</text:p>
          </table:table-cell>
          <table:table-cell office:value-type="float" office:value="259" calcext:value-type="float">
            <text:p>259</text:p>
          </table:table-cell>
          <table:table-cell table:formula="of:=([.J26]/([.B26]-[.I26]))" office:value-type="percentage" office:value="0.00139670076629799" calcext:value-type="percentage">
            <text:p>0,14%</text:p>
          </table:table-cell>
          <table:table-cell office:value-type="float" office:value="185178" calcext:value-type="float">
            <text:p>185178</text:p>
          </table:table-cell>
          <table:table-cell office:value-type="float" office:value="362.081665993" calcext:value-type="float">
            <text:p>362,0816659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06" calcext:value-type="float">
            <text:p>28406</text:p>
          </table:table-cell>
          <table:table-cell office:value-type="float" office:value="256" calcext:value-type="float">
            <text:p>256</text:p>
          </table:table-cell>
          <table:table-cell office:value-type="float" office:value="1563" calcext:value-type="float">
            <text:p>1563</text:p>
          </table:table-cell>
          <table:table-cell office:value-type="float" office:value="256" calcext:value-type="float">
            <text:p>256</text:p>
          </table:table-cell>
          <table:table-cell table:formula="of:=([.J27]/([.B27]-[.I27]))" office:value-type="percentage" office:value="0.00138052276514396" calcext:value-type="percentage">
            <text:p>0,14%</text:p>
          </table:table-cell>
          <table:table-cell office:value-type="float" office:value="185181" calcext:value-type="float">
            <text:p>185181</text:p>
          </table:table-cell>
          <table:table-cell office:value-type="float" office:value="330.551929951" calcext:value-type="float">
            <text:p>330,5519299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26" calcext:value-type="float">
            <text:p>28426</text:p>
          </table:table-cell>
          <table:table-cell office:value-type="float" office:value="236" calcext:value-type="float">
            <text:p>236</text:p>
          </table:table-cell>
          <table:table-cell office:value-type="float" office:value="1563" calcext:value-type="float">
            <text:p>1563</text:p>
          </table:table-cell>
          <table:table-cell office:value-type="float" office:value="236" calcext:value-type="float">
            <text:p>236</text:p>
          </table:table-cell>
          <table:table-cell table:formula="of:=([.J28]/([.B28]-[.I28]))" office:value-type="percentage" office:value="0.00127266942411709" calcext:value-type="percentage">
            <text:p>0,13%</text:p>
          </table:table-cell>
          <table:table-cell office:value-type="float" office:value="185201" calcext:value-type="float">
            <text:p>185201</text:p>
          </table:table-cell>
          <table:table-cell office:value-type="float" office:value="260.48132205" calcext:value-type="float">
            <text:p>260,48132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84" calcext:value-type="float">
            <text:p>28384</text:p>
          </table:table-cell>
          <table:table-cell office:value-type="float" office:value="278" calcext:value-type="float">
            <text:p>278</text:p>
          </table:table-cell>
          <table:table-cell office:value-type="float" office:value="1563" calcext:value-type="float">
            <text:p>1563</text:p>
          </table:table-cell>
          <table:table-cell office:value-type="float" office:value="278" calcext:value-type="float">
            <text:p>278</text:p>
          </table:table-cell>
          <table:table-cell table:formula="of:=([.J29]/([.B29]-[.I29]))" office:value-type="percentage" office:value="0.00149916144027352" calcext:value-type="percentage">
            <text:p>0,15%</text:p>
          </table:table-cell>
          <table:table-cell office:value-type="float" office:value="185159" calcext:value-type="float">
            <text:p>185159</text:p>
          </table:table-cell>
          <table:table-cell office:value-type="float" office:value="257.29540801" calcext:value-type="float">
            <text:p>257,295408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423" calcext:value-type="float">
            <text:p>28423</text:p>
          </table:table-cell>
          <table:table-cell office:value-type="float" office:value="239" calcext:value-type="float">
            <text:p>239</text:p>
          </table:table-cell>
          <table:table-cell office:value-type="float" office:value="1563" calcext:value-type="float">
            <text:p>1563</text:p>
          </table:table-cell>
          <table:table-cell office:value-type="float" office:value="239" calcext:value-type="float">
            <text:p>239</text:p>
          </table:table-cell>
          <table:table-cell table:formula="of:=([.J30]/([.B30]-[.I30]))" office:value-type="percentage" office:value="0.00128884742527112" calcext:value-type="percentage">
            <text:p>0,13%</text:p>
          </table:table-cell>
          <table:table-cell office:value-type="float" office:value="185198" calcext:value-type="float">
            <text:p>185198</text:p>
          </table:table-cell>
          <table:table-cell office:value-type="float" office:value="242.001964808" calcext:value-type="float">
            <text:p>242,0019648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65" calcext:value-type="float">
            <text:p>28365</text:p>
          </table:table-cell>
          <table:table-cell office:value-type="float" office:value="297" calcext:value-type="float">
            <text:p>297</text:p>
          </table:table-cell>
          <table:table-cell office:value-type="float" office:value="1563" calcext:value-type="float">
            <text:p>1563</text:p>
          </table:table-cell>
          <table:table-cell office:value-type="float" office:value="297" calcext:value-type="float">
            <text:p>297</text:p>
          </table:table-cell>
          <table:table-cell table:formula="of:=([.J31]/([.B31]-[.I31]))" office:value-type="percentage" office:value="0.00160162211424904" calcext:value-type="percentage">
            <text:p>0,16%</text:p>
          </table:table-cell>
          <table:table-cell office:value-type="float" office:value="185140" calcext:value-type="float">
            <text:p>185140</text:p>
          </table:table-cell>
          <table:table-cell office:value-type="float" office:value="414.083704948" calcext:value-type="float">
            <text:p>414,0837049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78" calcext:value-type="float">
            <text:p>28378</text:p>
          </table:table-cell>
          <table:table-cell office:value-type="float" office:value="284" calcext:value-type="float">
            <text:p>284</text:p>
          </table:table-cell>
          <table:table-cell office:value-type="float" office:value="1563" calcext:value-type="float">
            <text:p>1563</text:p>
          </table:table-cell>
          <table:table-cell office:value-type="float" office:value="284" calcext:value-type="float">
            <text:p>284</text:p>
          </table:table-cell>
          <table:table-cell table:formula="of:=([.J32]/([.B32]-[.I32]))" office:value-type="percentage" office:value="0.00153151744258158" calcext:value-type="percentage">
            <text:p>0,15%</text:p>
          </table:table-cell>
          <table:table-cell office:value-type="float" office:value="185153" calcext:value-type="float">
            <text:p>185153</text:p>
          </table:table-cell>
          <table:table-cell office:value-type="float" office:value="278.051290035" calcext:value-type="float">
            <text:p>278,0512900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28346" calcext:value-type="float">
            <text:p>28346</text:p>
          </table:table-cell>
          <table:table-cell office:value-type="float" office:value="316" calcext:value-type="float">
            <text:p>316</text:p>
          </table:table-cell>
          <table:table-cell office:value-type="float" office:value="1563" calcext:value-type="float">
            <text:p>1563</text:p>
          </table:table-cell>
          <table:table-cell office:value-type="float" office:value="316" calcext:value-type="float">
            <text:p>316</text:p>
          </table:table-cell>
          <table:table-cell table:formula="of:=([.J33]/([.B33]-[.I33]))" office:value-type="percentage" office:value="0.00170408278822457" calcext:value-type="percentage">
            <text:p>0,17%</text:p>
          </table:table-cell>
          <table:table-cell office:value-type="float" office:value="185121" calcext:value-type="float">
            <text:p>185121</text:p>
          </table:table-cell>
          <table:table-cell office:value-type="float" office:value="295.470208883" calcext:value-type="float">
            <text:p>295,470208883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14648281267133" calcext:value-type="percentage">
            <text:p>0,15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3958201387132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 number:grouping="true"/>
    </number:number-style>
    <number:percentage-style style:name="N11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8:16.9016563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8:49.661191699</dc:date>
    <meta:editing-duration>PT1M5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